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</style:style>
    <style:style style:name="P4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tic linking - <text:span text:style-name="T1">linker copying all library routines used in the program into the .exe image - faster/portable but requires <text:tab/><text:tab/><text:tab/>more memory/disk space</text:span><text:line-break/>Dynamic linking - <text:span text:style-name="T1">places name of a sharable library in .exe img - multiple programs can share a single copy of the <text:tab/><text:tab/><text:tab/>library</text:span><text:line-break/>Relocation - <text:span text:style-name="T1">process of assigning load addresses to various parts of a program</text:span><text:line-break/>strong/weak symbols - <text:span text:style-name="T1">functions/initilized global variables = strong; unintialized global vars get weak</text:span><text:line-break/>virtual memory - <text:span text:style-name="T1">technique that virtualizes various forms of computer storage ( RAM/disk storage ) allowing a program <text:tab/><text:tab/><text:tab/>to be desgined as though there is only one kind of memory, behaves like normal ram</text:span><text:line-break/>sandbox – <text:span text:style-name="T1">security mechanism, seperates running programs. Used to execute untested or untrusted code from unverified <text:tab/><text:tab/><text:tab/>suppliers, users, websites etc..</text:span></text:p>
      <text:p text:style-name="Standard"><text:span text:style-name="T1"/></text:p>
      <text:p text:style-name="Standard"><text:span text:style-name="T1"/></text:p>
      <text:p text:style-name="P1"><text:s/></text:p>
      <text:p text:style-name="P2">2. Compare distributing a statically-linked application to distributing a VM image (such as one for VMWare) for a commercial software firm. </text:p>
      <text:p text:style-name="P2"/>
      <text:p text:style-name="P3"><text:span text:style-name="T4">3. How does operator/method overloading complicate a linker’s job? How do they work with compilers to resolve these issues? </text:span></text:p>
      <text:p text:style-name="P3"><text:span text:style-name="T4"/></text:p>
      <text:p text:style-name="P2">4. How does a DLL/.so file differ from a typical .o file? <text:span text:style-name="T1">A '.o' is an object file where as a DLL/.so are static libraries</text:span></text:p>
      <text:p text:style-name="P2"><text:span text:style-name="T1"/></text:p>
      <text:p text:style-name="P2">5. Why would the ability to link a DLL into a running application be useful? Give two examples. </text:p>
      <text:p text:style-name="P2"><text:tab/><text:tab/>DLL can be shared between multiple processes, if a bug is found in the DLL you can just <text:tab/><text:tab/><text:tab/>rebuild the DLL rather then the whole program.</text:p>
      <text:p text:style-name="P2"><text:tab/></text:p>
      <text:p text:style-name="P3"><text:span text:style-name="T4">6. Why would “library interpositioning” be useful for both security professionals and hackers? </text:span></text:p>
      <text:p text:style-name="P3"><text:span text:style-name="T4"><text:tab/><text:tab/>Will allow a security professional to preload a specific set of security functions when they open a program. Likewise a hacker could just as easily preload malicious code</text:span></text:p>
      <text:p text:style-name="P3"><text:span text:style-name="T4"/></text:p>
      <text:p text:style-name="P4">7. Would static or dynamic inking tend to offer better locality on a typically PC with virtual memory enabled? </text:p>
      <text:p text:style-name="P4"><text:tab/><text:tab/>Dynamic linking – reduces overall space required for a program thus offering more locality</text:p>
      <text:p text:style-name="Standard"><text:span text:style-name="T1"/></text:p>
      <text:p text:style-name="Standard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0-04T17:34:37.56</meta:creation-date>
    <meta:document-statistic meta:table-count="0" meta:image-count="0" meta:object-count="0" meta:page-count="1" meta:paragraph-count="12" meta:word-count="310" meta:character-count="1908"/>
    <dc:date>2012-10-04T18:37:23.37</dc:date>
    <dc:creator>Andy Gregoire</dc:creator>
    <meta:editing-duration>PT2M4S</meta:editing-duration>
    <meta:editing-cycles>1</meta:editing-cycles>
    <meta:generator>OpenOffice.org/3.3$Win32 OpenOffice.org_project/330m20$Build-9567</meta:generator>
  </office:meta>
</office:document-meta>
</file>